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1d1c1d" style:font-name="Times New Roman" fo:font-size="11pt" fo:letter-spacing="normal" fo:font-style="normal" fo:font-weight="normal" style:font-size-asian="11pt" style:font-size-complex="11pt"/>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d1c1d" style:font-name="Times New Roman" fo:font-size="10pt" fo:letter-spacing="normal" fo:font-style="normal" fo:font-weight="normal" style:font-size-asian="10pt" style:font-size-complex="10pt"/>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d1c1d" style:font-name="Times New Roman" fo:font-size="10pt" fo:letter-spacing="normal" fo:font-style="normal" fo:font-weight="normal"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wards Discontinuous Galerkin Methods for General Relativistic Core-Collapse Supernova Simulations</text:p>
      <text:p text:style-name="P2"/>
      <text:p text:style-name="P2"><text:s text:c="4"/>The fluid dynamics of core-collapse supernovae (CCSNe) is complex, involving both strong shocks and turbulent flows, both of which are thought to be important for the expulsion of the stellar mantle. It is also known that treating gravity in a non-relativistic manner is insufficient, as the effects of general relativity (GR) modify the structure of the proto-neutron star, which carries consequences for, among other things, the neutrino heating rate, which itself is thought to be a significant contributor to the explosion. With all of this in mind, we are developing a code, thornado, to simulate the radiation-hydrodynamics of CCSNe under the conformally-flat approximation of GR, using a discontinuous Galerkin method. We have begun to interface thornado with AMReX, a software framework for parallel computing and adaptive mesh refinement, and can currently run in parallel, with adaptive mesh refinement being future work. In this talk I will motivate our choice of method and discuss our implementation of it, focusing on the GR hydrodynamics component. I will also show results from test problems that demonstrate thornado's robustness in regimes relevant to CCSNe, and results from a study of the standing accretion shock instability in GR, a purely hydrodynamical instability that develops in CCSNe, and in many cases strongly influences the evolution of the system. I will conclude with a discussion of future work, including the implementation of a nuclear equation of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uel Dunham</meta:initial-creator>
    <meta:creation-date>2020-08-25T06:45:21</meta:creation-date>
    <dc:date>2020-08-26T07:52:39</dc:date>
    <dc:creator>Samuel Dunham</dc:creator>
    <meta:editing-duration>PT36M13S</meta:editing-duration>
    <meta:editing-cycles>16</meta:editing-cycles>
    <meta:generator>OpenOffice/4.1.7$Unix OpenOffice.org_project/417m1$Build-9800</meta:generator>
    <meta:document-statistic meta:table-count="0" meta:image-count="0" meta:object-count="0" meta:page-count="1" meta:paragraph-count="2" meta:word-count="240" meta:character-count="1593"/>
  </office:meta>
</office:document-meta>
</file>